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1" svg:font-family="'Times New Roman'"/>
    <style:font-face style:name="TimesNewRomanPSMT" svg:font-family="TimesNewRomanPSMT" style:font-family-generic="roman"/>
    <style:font-face style:name="Helvetica" svg:font-family="Helvetica" style:font-family-generic="swiss"/>
    <style:font-face style:name="Verdana"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Table">
      <style:paragraph-properties fo:keep-with-next="always"/>
    </style:style>
    <style:style style:name="P3" style:family="paragraph" style:parent-style-name="Table_20_Contents">
      <style:paragraph-properties fo:text-align="center" style:justify-single-word="false"/>
      <style:text-properties fo:font-size="14pt" fo:font-weight="bold" style:font-weight-asian="bold" style:font-weight-complex="bold"/>
    </style:style>
    <style:style style:name="P4" style:family="paragraph" style:parent-style-name="Table_20_Contents">
      <style:paragraph-properties fo:text-align="justify" style:justify-single-word="false"/>
      <style:text-properties fo:font-size="14pt"/>
    </style:style>
    <style:style style:name="P5" style:family="paragraph" style:parent-style-name="Standard">
      <style:text-properties fo:font-size="14pt" fo:language="ru" fo:country="RU" style:font-size-asian="14pt" style:font-size-complex="14pt"/>
    </style:style>
    <style:style style:name="P6" style:family="paragraph" style:parent-style-name="Standard">
      <style:paragraph-properties fo:text-align="center" style:justify-single-word="false"/>
      <style:text-properties style:font-name="Times New Roman" fo:font-size="22pt" style:font-size-asian="22pt" style:font-size-complex="22pt"/>
    </style:style>
    <style:style style:name="P7"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8" style:family="paragraph" style:parent-style-name="Text_20_body">
      <style:text-properties style:use-window-font-color="true" style:font-name="Times New Roman" fo:font-size="14pt" style:font-name-asian="TimesNewRomanPSMT" style:font-size-asian="14pt" style:font-name-complex="TimesNewRomanPSMT" style:font-size-complex="14pt"/>
    </style:style>
    <style:style style:name="P9" style:family="paragraph" style:parent-style-name="Text_20_body">
      <style:text-properties style:use-window-font-color="true" style:font-name="Times New Roman" style:font-name-asian="TimesNewRomanPSMT" style:font-name-complex="TimesNewRomanPSMT"/>
    </style:style>
    <style:style style:name="P10" style:family="paragraph" style:parent-style-name="Text_20_body">
      <style:text-properties style:use-window-font-color="true" style:font-name="TimesNewRomanPSMT" style:font-name-asian="TimesNewRomanPSMT" style:font-name-complex="TimesNewRomanPSMT"/>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text-properties fo:language="en" fo:country="US"/>
    </style:style>
    <style:style style:name="P1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1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16" style:family="paragraph" style:parent-style-name="Обычный1">
      <style:paragraph-properties fo:line-height="100%" fo:text-align="center" style:justify-single-word="false"/>
      <style:text-properties fo:font-size="14pt" fo:language="ru" fo:country="RU" style:font-size-asian="14pt"/>
    </style:style>
    <style:style style:name="P17"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18" style:family="paragraph" style:parent-style-name="Обычный1">
      <style:paragraph-properties fo:line-height="100%">
        <style:tab-stops>
          <style:tab-stop style:position="12.002cm"/>
          <style:tab-stop style:position="17.253cm"/>
        </style:tab-stops>
      </style:paragraph-properties>
    </style:style>
    <style:style style:name="P19" style:family="paragraph" style:parent-style-name="Обычный1">
      <style:paragraph-properties fo:line-height="100%">
        <style:tab-stops>
          <style:tab-stop style:position="12.019cm"/>
          <style:tab-stop style:position="17.253cm"/>
        </style:tab-stops>
      </style:paragraph-properties>
    </style:style>
    <style:style style:name="P20"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21"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22" style:family="paragraph" style:parent-style-name="Обычный1">
      <style:paragraph-properties fo:margin-left="0cm" fo:margin-right="-0.004cm" fo:line-height="0.635cm" fo:text-align="center" style:justify-single-word="false" fo:orphans="0" fo:widows="0" fo:text-indent="0cm" style:auto-text-indent="false"/>
    </style:style>
    <style:style style:name="P23"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24"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25"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2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27" style:family="paragraph" style:parent-style-name="Обычный1">
      <style:paragraph-properties fo:margin-left="12.002cm" fo:margin-right="0.58cm" fo:line-height="110%" fo:text-align="end" style:justify-single-word="false" fo:orphans="0" fo:widows="0" fo:text-indent="0cm" style:auto-text-indent="false"/>
    </style:style>
    <style:style style:name="P28"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29"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30"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31" style:family="paragraph" style:parent-style-name="Обычный1">
      <style:paragraph-properties fo:margin-left="3.034cm" fo:margin-right="3.528cm" fo:line-height="0.459cm" fo:text-align="center" style:justify-single-word="false" fo:orphans="0" fo:widows="0" fo:text-indent="0cm" style:auto-text-indent="false"/>
      <style:text-properties fo:font-size="14pt" fo:language="ru" fo:country="RU" style:font-size-asian="14pt"/>
    </style:style>
    <style:style style:name="P32"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33"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34"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35"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36"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37"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38" style:family="paragraph" style:parent-style-name="Text_20_body">
      <style:paragraph-properties fo:margin-left="0cm" fo:margin-right="0cm" fo:text-indent="1.199cm" style:auto-text-indent="false"/>
    </style:style>
    <style:style style:name="P39" style:family="paragraph" style:parent-style-name="Text_20_body" style:list-style-name="L1">
      <style:text-properties style:use-window-font-color="true" style:font-name="Times New Roman" fo:font-size="14pt" style:font-name-asian="TimesNewRomanPSMT" style:font-size-asian="14pt" style:font-name-complex="TimesNewRomanPSMT" style:font-size-complex="14pt"/>
    </style:style>
    <style:style style:name="P40"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9">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list-style-name="L10">
      <style:text-properties style:use-window-font-color="true" style:font-name="Times New Roman" fo:font-size="14pt" style:font-name-asian="Verdana" style:font-size-asian="14pt" style:font-name-complex="Verdana" style:font-size-complex="14pt"/>
    </style:style>
    <style:style style:name="P44" style:family="paragraph" style:parent-style-name="Text_20_body" style:list-style-name="L11">
      <style:text-properties style:use-window-font-color="true" style:font-name="Times New Roman" fo:font-size="14pt" style:font-name-asian="Verdana" style:font-size-asian="14pt" style:font-name-complex="Verdana" style:font-size-complex="14pt"/>
    </style:style>
    <style:style style:name="P45" style:family="paragraph" style:parent-style-name="Text_20_body" style:list-style-name="L12">
      <style:text-properties style:use-window-font-color="true" style:font-name="Times New Roman" fo:font-size="14pt" style:font-name-asian="Verdana" style:font-size-asian="14pt" style:font-name-complex="Verdana" style:font-size-complex="14pt"/>
    </style:style>
    <style:style style:name="P46" style:family="paragraph" style:parent-style-name="Text_20_body" style:list-style-name="L3">
      <style:text-properties style:use-window-font-color="true" style:font-name="Times New Roman" style:font-name-asian="TimesNewRomanPSMT" style:font-name-complex="TimesNewRomanPSMT"/>
    </style:style>
    <style:style style:name="P47" style:family="paragraph" style:parent-style-name="Text_20_body" style:list-style-name="L4">
      <style:text-properties style:use-window-font-color="true" style:font-name="Times New Roman" style:font-name-asian="TimesNewRomanPSMT" style:font-name-complex="TimesNewRomanPSMT"/>
    </style:style>
    <style:style style:name="P48" style:family="paragraph" style:parent-style-name="Text_20_body" style:list-style-name="L5">
      <style:text-properties style:use-window-font-color="true" style:font-name="Times New Roman" style:font-name-asian="TimesNewRomanPSMT" style:font-name-complex="TimesNewRomanPSMT"/>
    </style:style>
    <style:style style:name="P49" style:family="paragraph" style:parent-style-name="Text_20_body" style:list-style-name="L2"/>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13"/>
    <style:style style:name="P54" style:family="paragraph" style:parent-style-name="Text_20_body" style:list-style-name="L15">
      <style:paragraph-properties>
        <style:tab-stops/>
      </style:paragraph-properties>
    </style:style>
    <style:style style:name="P55" style:family="paragraph" style:parent-style-name="Text_20_body" style:list-style-name="L16">
      <style:paragraph-properties>
        <style:tab-stops/>
      </style:paragraph-properties>
    </style:style>
    <style:style style:name="P56" style:family="paragraph" style:parent-style-name="Text_20_body" style:list-style-name="L17">
      <style:paragraph-properties>
        <style:tab-stops/>
      </style:paragraph-properties>
    </style:style>
    <style:style style:name="P57" style:family="paragraph" style:parent-style-name="Text_20_body" style:list-style-name="L18"/>
    <style:style style:name="P58" style:family="paragraph" style:parent-style-name="Text_20_body">
      <style:text-properties style:font-name="Times New Roman" fo:font-size="14pt" style:font-size-asian="14pt" style:font-size-complex="14pt"/>
    </style:style>
    <style:style style:name="P59" style:family="paragraph" style:parent-style-name="Text_20_body" style:list-style-name="L19"/>
    <style:style style:name="P60" style:family="paragraph" style:parent-style-name="Text_20_body" style:list-style-name="L14">
      <style:paragraph-properties fo:margin-left="0.616cm" fo:margin-right="0cm" fo:text-indent="0.162cm" style:auto-text-indent="false">
        <style:tab-stops/>
      </style:paragraph-properties>
    </style:style>
    <style:style style:name="P61"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62" style:family="paragraph" style:parent-style-name="Heading_20_2">
      <style:paragraph-properties fo:line-height="100%" fo:text-align="start" style:justify-single-word="false"/>
      <style:text-properties style:use-window-font-color="true" style:font-name="TimesNewRomanPSMT" style:font-name-asian="TimesNewRomanPSMT" style:font-name-complex="TimesNewRomanPSMT"/>
    </style:style>
    <style:style style:name="P63" style:family="paragraph" style:parent-style-name="Heading_20_2">
      <style:paragraph-properties fo:margin-left="0cm" fo:margin-right="0cm" fo:text-indent="1.199cm" style:auto-text-indent="false"/>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style:use-window-font-color="true"/>
    </style:style>
    <style:style style:name="T7" style:family="text">
      <style:text-properties style:use-window-font-color="true" style:font-name="TimesNewRomanPSMT" style:font-name-asian="TimesNewRomanPSMT" style:font-name-complex="TimesNewRomanPSMT"/>
    </style:style>
    <style:style style:name="T8" style:family="text">
      <style:text-properties style:use-window-font-color="true" style:font-name="Times New Roman" style:font-name-asian="TimesNewRomanPSMT" style:font-name-complex="TimesNewRomanPSMT"/>
    </style:style>
    <style:style style:name="T9" style:family="text">
      <style:text-properties style:use-window-font-color="true" style:font-name="Times New Roman" fo:font-size="14pt" style:font-name-asian="Verdana" style:font-size-asian="14pt" style:font-name-complex="Verdana" style:font-size-complex="14pt"/>
    </style:style>
    <style:style style:name="T10"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11" style:family="text">
      <style:text-properties style:use-window-font-color="true" style:font-name="Times New Roman" fo:font-size="14pt" style:font-name-asian="Helvetica" style:font-size-asian="14pt" style:font-name-complex="Helvetica" style:font-size-complex="14pt"/>
    </style:style>
    <style:style style:name="T12" style:family="text">
      <style:text-properties style:use-window-font-color="true" style:text-outline="false" style:text-line-through-style="none" fo:font-style="normal" fo:text-shadow="none" style:text-underline-style="none" fo:font-weight="normal" style:letter-kerning="true" style:font-name-asian="Arial" style:font-style-asian="normal" style:font-weight-asian="normal" style:font-name-complex="Arial" style:font-style-complex="normal" style:font-weight-complex="normal" style:text-emphasize="none"/>
    </style:style>
    <style:style style:name="T13" style:family="text">
      <style:text-properties style:font-name="Times New Roman" fo:font-size="14pt" style:font-size-asian="14pt" style:font-size-complex="14pt"/>
    </style:style>
    <style:style style:name="T14" style:family="text">
      <style:text-properties fo:language="ru" fo:country="RU"/>
    </style:style>
    <style:style style:name="T15" style:family="text">
      <style:text-properties fo:color="#000000" fo:font-size="14pt" fo:language="ru" fo:country="RU" style:font-size-asian="14pt" style:font-size-complex="14pt"/>
    </style:style>
    <style:style style:name="T16" style:family="text">
      <style:text-properties fo:language="en" fo:country="US"/>
    </style:style>
    <style:style style:name="T17" style:family="text">
      <style:text-properties fo:language="en" fo:country="GB"/>
    </style:style>
    <style:style style:name="T18" style:family="text">
      <style:text-properties style:text-outline="false"/>
    </style:style>
    <style:style style:name="T19" style:family="text">
      <style:text-properties style:text-line-through-style="none"/>
    </style:style>
    <style:style style:name="T20" style:family="text">
      <style:text-properties fo:font-style="normal"/>
    </style:style>
    <style:style style:name="T21" style:family="text">
      <style:text-properties fo:text-shadow="none"/>
    </style:style>
    <style:style style:name="T22" style:family="text">
      <style:text-properties style:text-underline-style="none"/>
    </style:style>
    <style:style style:name="T23" style:family="text">
      <style:text-properties fo:font-weight="normal"/>
    </style:style>
    <style:style style:name="T24" style:family="text">
      <style:text-properties style:letter-kerning="true"/>
    </style:style>
    <style:style style:name="T25" style:family="text">
      <style:text-properties style:font-name-asian="Arial"/>
    </style:style>
    <style:style style:name="T26" style:family="text">
      <style:text-properties style:font-style-asian="normal"/>
    </style:style>
    <style:style style:name="T27" style:family="text">
      <style:text-properties style:font-weight-asian="normal"/>
    </style:style>
    <style:style style:name="T28" style:family="text">
      <style:text-properties style:font-name-complex="Arial"/>
    </style:style>
    <style:style style:name="T29" style:family="text">
      <style:text-properties style:font-style-complex="normal"/>
    </style:style>
    <style:style style:name="T30" style:family="text">
      <style:text-properties style:font-weight-complex="normal"/>
    </style:style>
    <style:style style:name="T31" style:family="text">
      <style:text-properties style:text-emphasize="none"/>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61">Министерство образования Республики Беларусь</text:p>
      <text:p text:style-name="P16"/>
      <text:p text:style-name="P20">Учреждение образования</text:p>
      <text:p text:style-name="P22"><text:span text:style-name="T1">“</text:span><text:span text:style-name="T1">Белорусский государственный университет информатики и радиоэлектроники”</text:span></text:p>
      <text:p text:style-name="P21"/>
      <text:p text:style-name="P23">Кафедра <text:bookmark-start text:name="OCRUncertain002"/>интеллектуальных информа<text:bookmark-end text:name="OCRUncertain002"/>ционных технологий</text:p>
      <text:p text:style-name="P24">Факультет информационных технологий и управления</text:p>
      <text:p text:style-name="P25"><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27"><text:span text:style-name="T3">(</text:span><text:span text:style-name="T1"> В.В. Голенков </text:span><text:span text:style-name="T3">)</text:span></text:p>
      <text:p text:style-name="P26"/>
      <text:p text:style-name="P6"><text:bookmark-start text:name="OCRUncertain006"/>ПОЯСНИТЕЛЬНАЯ<text:bookmark-end text:name="OCRUncertain006"/> ЗАПИСКА</text:p>
      <text:p text:style-name="P28">к дипломному проекту </text:p>
      <text:p text:style-name="P29">НА ТЕМУ</text:p>
      <text:p text:style-name="P30"><text:bookmark-start text:name="OCRUncertain007"/><text:span text:style-name="T2">“</text:span><text:bookmark-end text:name="OCRUncertain007"/><text:span text:style-name="T2">Интернет-приложение классифицирующее юридические услуги</text:span><text:span text:style-name="T2">”</text:span></text:p>
      <text:p text:style-name="P32">БГУИР ДП 1 – 40 03 01 **  ** ПЗ</text:p>
      <text:p text:style-name="P33"/>
      <text:p text:style-name="P33"/>
      <text:p text:style-name="P33"/>
      <text:p text:style-name="P18"><text:span text:style-name="T1">Дип</text:span><text:bookmark-start text:name="OCRUncertain016"/><text:span text:style-name="T1">л</text:span><text:bookmark-end text:name="OCRUncertain016"/><text:span text:style-name="T1">омник:</text:span><text:span text:style-name="T3"> <text:tab/>( Сидоров И.С. <text:s text:c="10"/>)</text:span></text:p>
      <text:p text:style-name="P18"><text:span text:style-name="T1">Руководитель: <text:tab/></text:span><text:span text:style-name="T2">( Степанова</text:span><text:span text:style-name="T15"> М.Д. <text:s text:c="6"/></text:span><text:span text:style-name="T4">)</text:span></text:p>
      <text:p text:style-name="P17">Консультан<text:bookmark-start text:name="OCRUncertain017"/>т<text:bookmark-end text:name="OCRUncertain017"/>ы:</text:p>
      <text:p text:style-name="P36"><text:span text:style-name="T1">по специальности<text:tab/>( _Фамилия</text:span><text:span text:style-name="T15"> И.О. <text:s text:c="5"/></text:span><text:span text:style-name="T2">)</text:span></text:p>
      <text:p text:style-name="P36"><text:span text:style-name="T1">по эконо</text:span><text:bookmark-start text:name="OCRUncertain021"/><text:span text:style-name="T1">м</text:span><text:bookmark-end text:name="OCRUncertain021"/><text:span text:style-name="T1">ике<text:tab/>( Смирнов И.В. <text:s text:c="6"/>)</text:span></text:p>
      <text:p text:style-name="P36"><text:span text:style-name="T1">по охра</text:span><text:bookmark-start text:name="OCRUncertain018"/><text:span text:style-name="T1">н</text:span><text:bookmark-end text:name="OCRUncertain018"/><text:span text:style-name="T1">е труда<text:tab/></text:span><text:span text:style-name="T3">( Бражников М. М. </text:span><text:span text:style-name="T1">)</text:span></text:p>
      <text:p text:style-name="P37"><text:span text:style-name="T1">по нормоконтролю<text:tab/></text:span><text:span text:style-name="T3">( _Фамилия И.О. <text:s text:c="5"/></text:span><text:span text:style-name="T1">)</text:span></text:p>
      <text:p text:style-name="P17"/>
      <text:p text:style-name="P19"><text:span text:style-name="T1">Рецензент:</text:span><text:span text:style-name="T3"> <text:tab/>( <text:s text:c="32"/>)</text:span></text:p>
      <text:p text:style-name="P34"/>
      <text:p text:style-name="P35"/>
      <text:p text:style-name="P35"/>
      <text:p text:style-name="P35"/>
      <text:p text:style-name="P34"/>
      <text:p text:style-name="P34"/>
      <text:p text:style-name="P14">МИНСК</text:p>
      <text:p text:style-name="P31"/>
      <text:p text:style-name="P15">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65">СОДЕРЖАНИЕ</text:p>
          </text:index-title>
          <text:p text:style-name="P64">ПЕРЕЧЕНЬ УСЛОВНЫХ ОБОЗНАЧЕНИЙ, СИМВОЛОВ И ТЕРМИНОВ<text:tab/>5</text:p>
          <text:p text:style-name="P64">ВВЕДЕНИЕ<text:tab/>6</text:p>
          <text:p text:style-name="P64"><text:s/>1 МЕТОДЫ И ТЕХНОЛОГИИ ПОСТРОЕНИЯ ИНТЕРНЕТ-ПРИЛОЖЕНИЙ<text:tab/>8</text:p>
          <text:p text:style-name="P66"><text:s/>1.1 Анализ требований к системе<text:tab/>8</text:p>
          <text:p text:style-name="P66"><text:s/>1.2 Язык разметки гипертекста<text:tab/>10</text:p>
          <text:p text:style-name="P66"><text:s/>1.3 Анализ режима работы системы<text:tab/>11</text:p>
          <text:p text:style-name="P66"><text:s/>1.4 Информационно-справочные системы предоставляющие информацию юридического характера<text:tab/>12</text:p>
          <text:p text:style-name="P66"><text:s/>1.5 Классификация юридических услуг<text:tab/>14</text:p>
          <text:p text:style-name="P66"><text:s/>1.6 Технологии систем построения Интернет-приложений<text:tab/>15</text:p>
          <text:p text:style-name="P66"><text:s/>1.7 Технические требования к разрабатываемой системе<text:tab/>18</text:p>
          <text:p text:style-name="P66"><text:s/>1.8 Подведение итогов аналитического раздела<text:tab/>19</text:p>
          <text:p text:style-name="P64"><text:s/>2 ПРОЕКТИРОВАНИЕ ИНТЕРНЕТ-ПРИЛОЖЕНИЯ<text:tab/>20</text:p>
          <text:p text:style-name="P66"><text:s/>2.1 Проектирование основного алгоритма работы пользователя с интернет-приложением<text:tab/>20</text:p>
          <text:p text:style-name="P66"><text:s/>2.2 Проектирование вариантов использования системы<text:tab/>21</text:p>
          <text:p text:style-name="P66"><text:s/>2.3 Проектирование подсистемы хранения информации<text:tab/>23</text:p>
          <text:p text:style-name="P66"><text:s/>2.4 Проектирование пользовательского интерфейса системы<text:tab/>28</text:p>
          <text:p text:style-name="P66"><text:s/>2.5 Проектирование подсистемы преобразования и подготовки данных для подачи пользователю<text:tab/>32</text:p>
          <text:p text:style-name="P66"><text:s/>2.6 Проектирование взаимосвязи между компонентами системы<text:tab/>35</text:p>
          <text:p text:style-name="P64">ЗАКЛЮЧЕНИЕ <text:s/>NOT READY<text:tab/>38</text:p>
          <text:p text:style-name="P64">СПИСОК ЛИТЕРАТУРЫ<text:tab/>39</text:p>
        </text:index-body>
      </text:table-of-content>
      <text:p text:style-name="P5"/>
      <text:h text:style-name="P67" text:outline-level="1" text:is-list-header="true">ПЕРЕЧЕНЬ УСЛОВНЫХ ОБОЗНАЧЕНИЙ, СИМВОЛОВ И ТЕРМИНОВ</text:h>
      <text:p text:style-name="P58">ОС - операционная система,</text:p>
      <text:p text:style-name="P58">Файловая подсистема - регламент, определяющий способ организации, хранения и именования данных на носителях информации,</text:p>
      <text:p text:style-name="Text_20_body"><text:span text:style-name="T12">СУБД - система управления </text:span><text:span text:style-name="T12">базами данных,</text:span></text:p>
      <text:p text:style-name="P58">API - <text:span text:style-name="T16">application</text:span> <text:span text:style-name="T16">programming</text:span> interface (интерфейс программирования приложений),</text:p>
      <text:p text:style-name="P58">GUI - <text:span text:style-name="T16">graphical</text:span> <text:span text:style-name="T16">user</text:span> interface (графический интерфейс пользователя),</text:p>
      <text:p text:style-name="P58">SDK - software <text:span text:style-name="T16">development</text:span> <text:span text:style-name="T16">kit</text:span> (средства для разработки программного обеспечения),</text:p>
      <text:p text:style-name="P58">XML - <text:span text:style-name="T16">extensible</text:span> <text:span text:style-name="T16">markup</text:span> <text:span text:style-name="T16">language</text:span> (расширяемый язык разметки),</text:p>
      <text:p text:style-name="P58">MVC - Model View Controller (модель, представление, контроллер),</text:p>
      <text:p text:style-name="P58">HTML - HyperText Markup Language (язык разметки гипертекста),</text:p>
      <text:p text:style-name="P58">SQL - Structured Query Language (язык структурированных запросов),</text:p>
      <text:p text:style-name="Text_20_body">CGI - Common Gateway Interface (общий интерфейс шлюза), стандарт <text:span text:style-name="T12">связи программы с веб-сервером,</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Apache HTTP сервер (англ. A patchy server) - свободный веб-сервер, задачами которого являются: принятие запросов HTTP, выдача HTTP-ответов.</text:p>
      <text:h text:style-name="Heading_20_1"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Интернет сайта, для компании ООО «Надежный выбор», задачей которого, будет являться привлечение новых клиентов в компанию.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2062430863" text:style-name="L1">
        <text:list-item>
          <text:p text:style-name="P39">изучение и анализ существующих систем рекламирующих услуги компаний, предоставляющих юридические услуги;</text:p>
        </text:list-item>
        <text:list-item>
          <text:p text:style-name="P39">анализ технологий построения Интернет приложений;</text:p>
        </text:list-item>
        <text:list-item>
          <text:p text:style-name="P39">анализ предоставляемых услуг, нормативных документов и их классификация для дальнейшей подачи пользователю;</text:p>
        </text:list-item>
        <text:list-item>
          <text:p text:style-name="P39">проектирование Интернет приложения, предоставляющего рекламную информацию, о предоставляемых услугах;</text:p>
        </text:list-item>
        <text:list-item>
          <text:p text:style-name="P39"><text:soft-page-break/>разработка и развёртывание Интернет приложения;</text:p>
        </text:list-item>
        <text:list-item>
          <text:p text:style-name="P39">проведение технико-экономического обоснования разработки приложения и расчёта сметы затрат, цены, прибыли, экономического эффекта от применения приложения.</text:p>
        </text:list-item>
      </text:list>
      <text:list xml:id="list478456681" text:style-name="L2">
        <text:list-header>
          <text:p text:style-name="P49"/>
        </text:list-header>
      </text:list>
      <text:h text:style-name="Heading_20_1" text:outline-level="1" text:restart-numbering="true" text:start-value="-1">МЕТОДЫ И ТЕХНОЛОГИИ ПОСТРОЕНИЯ ИНТЕРНЕТ-ПРИЛОЖЕНИЙ</text:h>
      <text:p text:style-name="P38">Создание интернет приложения, является хорошо изученной, проработанной и нормированной областью. Для разработки приложений можно воспользоваться множеством библиотек и систем, которые предназначены для разработки приложения и отлажены для работы друг с другом. Построение интернет приложения во многом зависит от задач, которые должна решать разрабатываемая задача.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возможные технологии построения таких приложений.</text:p>
      <text:h text:style-name="P63"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2]. Поэтому главным требованием к системе является её постоянная работа и готовность к обработке запросов пользователя.</text:p>
      <text:p text:style-name="Text_20_body">Для разработки программных систем, являющихся Интернет сайтами, существует общепринятый шаблон проектирования MVC [1].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 </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text:soft-page-break/>Использование СУБД является наиболее удобным и популярным среди описанных способов хранения информации. Согласно [3] и [4],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6]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NumPara__39204015">1.2</text:bookmark-ref>.</text:p>
      <text:p text:style-name="Text_20_body">Задачей разрабатываемой системы, является подача требуемой информации 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text:soft-page-break/>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P8">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p>
      <text:h text:style-name="Heading_20_2" text:outline-level="2"><text:bookmark text:name="__RefNumPara__39204015"/>Язык разметки гипертекста<text:bookmark-end text:name="__RefNumPara__39204015"/></text:h>
      <text:p text:style-name="Text_20_body">Язык разметки гипертекста [20]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T13">HTML является частным случаем SGML (стандартного обобщенного языка разметки). </text:span><text:span text:style-name="T11">HTML создавался как язык для обмена научной и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HTML внесена поддержка гипертекста. Мультимедийные возможности были добавлены позже. И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иться на оборудовании с различной технической оснащённостью (цветной экран </text:span><text:soft-page-break/><text:span text:style-name="T11">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 </text:span></text:p>
      <text:p text:style-name="Text_20_body"><text:span text:style-name="T11">Текстовые 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терфейс для запроса веб-страниц</text:span><text:span text:style-name="T11">, их просмотра (и вывода на иные внешние устройства) и, при необходимости, отправки введённых пользователем данных на сервер. </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15],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5] для «PHP», «Ruby On Rails» [21] для «Ruby».</text:p>
      <text:p text:style-name="Text_20_body"><text:soft-page-break/>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P10">Таким образом, разрабатываемая система будет работать круглосуточно, без каких либо перерывов получаемых в результате дополнений и изменений в системе. Что соответствует [2].</text:p>
      <text:h text:style-name="P62" text:outline-level="2">Информационно-справочные системы предоставляющие информацию юридического характера</text:h>
      <text:p text:style-name="P10">Проанализируем существующие системы представляющие информацию об оказываемых юридических услугах.</text:p>
      <text:p text:style-name="Text_20_body"><text:span text:style-name="T7">Система компании «Юридическое агентство Владимира Глазунова» (</text:span><text:a xlink:type="simple" xlink:href="http://www.glazunov.by/index.html">http://www.glazunov.by/index.html</text:a><text:span text:style-name="T7">)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работает, каких результатов достигли клиенты при работе с юридическим агентством.</text:span></text:p>
      <text:p text:style-name="Text_20_body"><text:span text:style-name="T7">Система компании «Ол Инклюзив» (</text:span><text:a xlink:type="simple" xlink:href="http://www.all-inclusive.com.ua/ru/">http://www.all-inclusive.com.ua/ru/</text:a><text:span text:style-name="T7">)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8">Оказываемые услуги объединены в группы: </text:span></text:p>
      <text:list xml:id="list979151666" text:style-name="L3">
        <text:list-item>
          <text:p text:style-name="P46">«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text:soft-page-break/>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46">«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46">«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46">«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46">«Исполнение судебных решений»;</text:p>
        </text:list-item>
        <text:list-item>
          <text:p text:style-name="P46">«Третейский суд» (включает в себя «компетенция третейского суда», «разрешение спорных вопросов в третейском суде»);</text:p>
        </text:list-item>
        <text:list-item>
          <text:p text:style-name="P46">«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46">«Регистрация прав собственности на объекты недвижимости»;</text:p>
        </text:list-item>
        <text:list-item>
          <text:p text:style-name="P46">«Юридическое сопровождение государственных закупок»;</text:p>
        </text:list-item>
        <text:list-item>
          <text:p text:style-name="P46">«Корпоративное управление и обслуживание организаций»;</text:p>
        </text:list-item>
        <text:list-item>
          <text:p text:style-name="P46">«Составление, анализ и сопровождение контрактов и договоров»;</text:p>
        </text:list-item>
        <text:list-item>
          <text:p text:style-name="P46">«Регистрация прав интеллектуальной собственности»;</text:p>
        </text:list-item>
        <text:list-item>
          <text:p text:style-name="P46">«Абонентское юридическое обслуживание»;</text:p>
        </text:list-item>
        <text:list-item>
          <text:p text:style-name="P46">«Абонентское бухгалтерское обслуживание».</text:p>
        </text:list-item>
      </text:list>
      <text:p text:style-name="P9">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text:soft-page-break/>компанией «Ол Инклюзив» прибыли для клиентов.</text:p>
      <text:p text:style-name="P9">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9">Задачами разрабатываемого приложения по классификации юридических услуг предоставляемых компанией, являются: </text:p>
      <text:list xml:id="list171351968" text:style-name="L4">
        <text:list-item>
          <text:p text:style-name="P47">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47">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47">подача обработанной классифицированной информации о предоставляемых услугах пользователю.</text:p>
        </text:list-item>
      </text:list>
      <text:p text:style-name="P9">Таким образом, задача классификации решается в полуавтоматическом режиме. И выражается в следующем алгоритме: </text:p>
      <text:list xml:id="list2020927663" text:style-name="L5">
        <text:list-item>
          <text:list>
            <text:list-item>
              <text:p text:style-name="P48">Администратор системы упорядочивает набор услуг, оказываемых компанией;</text:p>
            </text:list-item>
            <text:list-item>
              <text:p text:style-name="P48">Администратор системы заносит данный набор в систему в определённом порядке (используя возможности системы по упорядочиванию и сортировке записей); </text:p>
            </text:list-item>
            <text:list-item>
              <text:p text:style-name="P48">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48">Администратор системы группирует нормативные документы используя систему файлов и каталогов файловой подсистемы ОС;</text:p>
            </text:list-item>
            <text:list-item>
              <text:p text:style-name="P50"><text:span text:style-name="T8">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text:span><text:soft-page-break/><text:span text:style-name="T8">пользователем для получения документов той группы, информацию о которой он просматривает.</text:span></text:p>
            </text:list-item>
          </text:list>
        </text:list-item>
      </text:list>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11">Сравнение количества выпущенных версий, найденных ошибок (безопасность систем):</text:p>
      <text:list xml:id="list866359556" text:style-name="L6">
        <text:list-item>
          <text:p text:style-name="P51">«Drupal», согласно [8],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1">«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11].</text:p>
        </text:list-item>
        <text:list-item>
          <text:p text:style-name="P51">«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18].</text:p>
        </text:list-item>
      </text:list>
      <text:p text:style-name="P11">Сравнение наличия и качества русской документации, для сравнения количества разработчиков использующих системы:</text:p>
      <text:list xml:id="list702419499" text:style-name="L7">
        <text:list-item>
          <text:p text:style-name="P52">«<text:span text:style-name="T13">Drupal», несмотря на то, что р</text:span><text:span text:style-name="T9">усское сообщество занимается переводом документации на Drupal, белых пятен еще много. Ситуация отчасти компенсируется самописными статьями и руководствами. Документация </text:span><text:soft-page-break/><text:span text:style-name="T9">на модули по большей части не переведена.</text:span></text:p>
        </text:list-item>
        <text:list-item>
          <text:p text:style-name="P40">«Joomla», русскоязычной документации достаточно много, включая не только переводы официальных документов, но и авторские статьи.</text:p>
        </text:list-item>
        <text:list-item>
          <text:p text:style-name="P40">«WordPress», русскоязычной документации нет, однако англоязычная документация построена очень удобно для программиста [17].</text:p>
        </text:list-item>
      </text:list>
      <text:p text:style-name="Text_20_body"><text:span text:style-name="T10">Способы борьбы с нежелательным содержимым:</text:span><text:span text:style-name="T9">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7">Возможности интеграции с технологиями построения форума, для возможного последующего расширения:</text:p>
      <text:list xml:id="list583400601" text:style-name="L8">
        <text:list-item>
          <text:p text:style-name="P41">«Drupal», существует возможность интеграции с форумной системой «phpBB» [10].</text:p>
        </text:list-item>
        <text:list-item>
          <text:p text:style-name="P41">«Joomla», существует возможность запуска встроенного форума «FireBoard».</text:p>
        </text:list-item>
        <text:list-item>
          <text:p text:style-name="P41">«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7">Наличие визуального редактора:</text:p>
      <text:list xml:id="list1687540919" text:style-name="L9">
        <text:list-item>
          <text:p text:style-name="P42">«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 [9].</text:p>
        </text:list-item>
        <text:list-item>
          <text:p text:style-name="P42">«Joomla», имеет возможность подключения большого количества таких редакторов. Наиболее известным для интегрирования является «JCE».</text:p>
        </text:list-item>
        <text:list-item>
          <text:p text:style-name="P42">«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7">Возможность использования шаблонов оформления:</text:p>
      <text:list xml:id="list420188171" text:style-name="L10">
        <text:list-item>
          <text:p text:style-name="P43"><text:soft-page-break/>«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43">«Joomla» имеет специальную систему «ContentTemplater» 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12].</text:p>
        </text:list-item>
        <text:list-item>
          <text:p text:style-name="P43">«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17].</text:p>
        </text:list-item>
      </text:list>
      <text:p text:style-name="P7">Расширенная функциональность:</text:p>
      <text:list xml:id="list912847128" text:style-name="L11">
        <text:list-item>
          <text:p text:style-name="P44">«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4">«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4">«WordPress» расширения представляют собой «php»-скрипты. Эти скрипты позволяют дополнять и перекрывать существующую функциональность.</text:p>
        </text:list-item>
      </text:list>
      <text:p text:style-name="P7">Кодировки:</text:p>
      <text:list xml:id="list163005061" text:continue-numbering="true" text:style-name="L11">
        <text:list-item>
          <text:p text:style-name="P44">«Drupal» использует UTF-8, поэтому проблем с кодировками нет.</text:p>
        </text:list-item>
        <text:list-item>
          <text:p text:style-name="P44">«Joomla» даёт возможность использовать как UTF-8 так кодировку «CP1251», однако последняя может приводить к наличию различных проблем.</text:p>
        </text:list-item>
        <text:list-item>
          <text:p text:style-name="P44">«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7"><text:soft-page-break/>Экспортирование и импортирование данных:</text:p>
      <text:list xml:id="list334994595" text:style-name="L12">
        <text:list-item>
          <text:p text:style-name="P45">«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8].</text:p>
        </text:list-item>
        <text:list-item>
          <text:p text:style-name="P45">«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 [5].</text:p>
        </text:list-item>
        <text:list-item>
          <text:p text:style-name="P45">«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1436007845" text:style-name="L13">
        <text:list-item>
          <text:p text:style-name="P53">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14];</text:p>
        </text:list-item>
        <text:list-item>
          <text:p text:style-name="P53">возможность запуска со стандартным для библиотеки «Joomla» программными серверами («Apache», «MySQL»);</text:p>
        </text:list-item>
        <text:list-item>
          <text:p text:style-name="P53">работа под операционными системами семейства «Linux».</text:p>
        </text:list-item>
      </text:list>
      <text:h text:style-name="Heading_20_2" text:outline-level="2"><text:soft-page-break/>Подведение итогов аналитического раздела</text:h>
      <text:p text:style-name="Text_20_body">В качестве подведения итогов обзорно-аналитического раздела опишем полученные результаты и сделанные в данном разделе выводы. </text:p>
      <text:p text:style-name="Text_20_body">Разрабатываемое приложение является информационно-справочной системой содержащей информацию об услугах предоставляемых компанией ООО «Надежный выбор»; нормативные документы, которые должны быть представлены в виде иерархической структуры; информацию о клиентах с которыми предприятие имело дело. Задача классификации решается администратором сайта, посредствам определения порядка расположения общей информации об оказываемых услугах и определения структуры системы файлов-каталогов для нормативных документов касающихся оказываемых услуг.</text:p>
      <text:p text:style-name="Text_20_body">Данное приложение будет использовать библиотеку построения Интернет приложений «Joomla», для ускорения хода разработки [10].</text:p>
      <text:p text:style-name="Text_20_body">Разрабатываемое приложение должно соответствовать техническим характеристикам, устанавливаемым аппаратно-программной базой предприятия.</text:p>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10">2.1</text:sequence-ref>.</text:p>
      <text:p text:style-name="Text_20_body"><draw:frame draw:style-name="fr3" draw:name="Врезка11" text:anchor-type="paragraph" svg:width="16.999cm" draw:z-index="20"><draw:text-box fo:min-height="12.34cm"><text:p text:style-name="Drawing"><draw:frame draw:style-name="fr10" draw:name="Графический объект11" text:anchor-type="paragraph" svg:x="0.004cm" svg:y="0.002cm" svg:width="16.999cm" style:rel-width="100%" svg:height="12.34cm" style:rel-height="scale" draw:z-index="21"><draw:image xlink:href="../диаграмма_алгоритма_работы_интернет_приложений.png" xlink:type="simple" xlink:show="embed" xlink:actuate="onLoad" draw:filter-name="&lt;Все форматы&gt;"/></draw:frame>Рисунок <text:sequence text:ref-name="refDrawing10" text:name="Drawing" text:formula="ooow:Drawing+1" style:num-format="1">2.1</text:sequence>.Диаграмма алгоритма работы интернет-приложений.</text:p></draw:text-box></draw:frame>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text:soft-page-break/>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299114396" text:style-name="L14">
        <text:list-item>
          <text:p text:style-name="P60">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0">просмотр информации о предоставляемых предприятием услугах (юридические и бухгалтерские услуги); </text:p>
        </text:list-item>
        <text:list-item>
          <text:p text:style-name="P60">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60">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0">просмотр пользователем новостей в юридическом законодательстве;</text:p>
        </text:list-item>
        <text:list-item>
          <text:p text:style-name="P60">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0">2.2</text:sequence-ref>.</text:p>
      <text:p text:style-name="Text_20_body"><draw:frame draw:style-name="fr1" draw:name="Врезка1" text:anchor-type="paragraph" svg:x="3.334cm" svg:y="-0.064cm" svg:width="10.991cm" draw:z-index="16"><draw:text-box fo:min-height="10.853cm"><text:p text:style-name="Drawing"><draw:frame draw:style-name="fr4" draw:name="Графический объект1" text:anchor-type="char" svg:x="0cm" svg:y="0.339cm" svg:width="10.991cm" style:rel-width="100%" svg:height="10.853cm" style:rel-height="scale" draw:z-index="17"><draw:image xlink:href="../Диаграмма_вариантов_использования21_FAMonitorTool.png" xlink:type="simple" xlink:show="embed" xlink:actuate="onLoad"/></draw:frame>Рисунок <text:sequence text:ref-name="refDrawing0" text:name="Drawing" text:formula="ooow:Drawing+1" style:num-format="1">2.2</text:sequence> Диаграмма вариантов использования системы клиентом.</text:p></draw:text-box></draw:frame><text:soft-page-break/>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1">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h text:style-name="Heading_20_2" text:outline-level="2"><draw:frame draw:style-name="fr2" draw:name="Врезка2" text:anchor-type="paragraph" svg:x="2.447cm" svg:y="0.259cm" svg:width="11.772cm" draw:z-index="0"><draw:text-box fo:min-height="10.793cm"><text:p text:style-name="Drawing"><draw:frame draw:style-name="fr5" draw:name="Графический объект2" text:anchor-type="char" svg:x="0.004cm" svg:y="0.002cm" svg:width="11.772cm" style:rel-width="100%" svg:height="10.793cm" style:rel-height="scale" draw:z-index="1"><draw:image xlink:href="../Диаграмма_вариантов_использования22_FAMonitorTool.png" xlink:type="simple" xlink:show="embed" xlink:actuate="onLoad"/></draw:frame>Рисунок <text:sequence text:ref-name="refDrawing1" text:name="Drawing" text:formula="ooow:Drawing+1" style:num-format="1">2.3</text:sequence> Диаграмма вариантов использования системы администратором</text:p></draw:text-box></draw:frame><text:soft-page-break/>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draw:frame draw:style-name="fr3" draw:name="Врезка4" text:anchor-type="paragraph" svg:width="10.365cm" draw:z-index="4"><draw:text-box fo:min-height="4.618cm"><text:p text:style-name="Drawing"><draw:frame draw:style-name="fr6" draw:name="Графический объект4" text:anchor-type="paragraph" svg:x="1.141cm" svg:y="0.213cm" svg:width="8.124cm" style:rel-width="78%" svg:height="3.962cm" style:rel-height="scale" draw:z-index="5"><draw:image xlink:href="../диаграмма_класса_клиент.png" xlink:type="simple" xlink:show="embed" xlink:actuate="onLoad"/></draw:frame>Рисунок <text:sequence text:ref-name="refDrawing2" text:name="Drawing" text:formula="ooow:Drawing+1" style:num-format="1">2.4</text:sequence> Диаграмма класса "Клиент"</text:p></draw:text-box></draw:frame><text:soft-page-break/>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2">2.4</text:sequence-ref>. </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3">2.5</text:sequence-ref>.</text:p>
      <text:p text:style-name="P12"><draw:frame draw:style-name="fr3" draw:name="Врезка5" text:anchor-type="paragraph" svg:width="10.388cm" draw:z-index="6"><draw:text-box fo:min-height="4.332cm"><text:p text:style-name="Drawing"><draw:frame draw:style-name="fr7" draw:name="Графический объект5" text:anchor-type="paragraph" svg:y="0.002cm" svg:width="8.659cm" style:rel-width="83%" svg:height="3.235cm" style:rel-height="scale" draw:z-index="7"><draw:image xlink:href="../диаграмма_класса_новость.png" xlink:type="simple" xlink:show="embed" xlink:actuate="onLoad"/></draw:frame>Рисунок <text:sequence text:ref-name="refDrawing3" text:name="Drawing" text:formula="ooow:Drawing+1" style:num-format="1">2.5</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4">а</text:span>» представлена на рисунке <text:sequence-ref text:reference-format="value" text:ref-name="refDrawing4">2.6</text:sequence-ref>.</text:p>
      <text:p text:style-name="P12"><draw:frame draw:style-name="fr3" draw:name="Врезка6" text:anchor-type="paragraph" svg:width="10.091cm" draw:z-index="8"><draw:text-box fo:min-height="4.128cm"><text:p text:style-name="Drawing"><draw:frame draw:style-name="fr7" draw:name="Графический объект6" text:anchor-type="paragraph" svg:y="0.002cm" svg:width="8.511cm" style:rel-width="84%" svg:height="3.067cm" style:rel-height="scale" draw:z-index="9"><draw:image xlink:href="../диаграмма_класса_услуга.png" xlink:type="simple" xlink:show="embed" xlink:actuate="onLoad"/></draw:frame>Рисунок <text:sequence text:ref-name="refDrawing4" text:name="Drawing" text:formula="ooow:Drawing+1" style:num-format="1">2.6</text:sequence> Диаграмма класса "Услуга"</text:p></draw:text-box></draw:frame><text:soft-page-break/><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4">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5">2.7</text:sequence-ref>).</text:p>
      <text:p text:style-name="P2">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3">Член класса «Клиент»</text:p>
          </table:table-cell>
          <table:table-cell table:style-name="Таблица21.B1" office:value-type="string">
            <text:p text:style-name="P3">Член класса 'content' системы «Joomla»</text:p>
          </table:table-cell>
        </table:table-row>
        <table:table-row>
          <table:table-cell table:style-name="Таблица21.A2" office:value-type="string">
            <text:p text:style-name="P4">Заголовок</text:p>
          </table:table-cell>
          <table:table-cell table:style-name="Таблица21.B2" office:value-type="string">
            <text:p text:style-name="P4">'title'</text:p>
          </table:table-cell>
        </table:table-row>
        <table:table-row>
          <table:table-cell table:style-name="Таблица21.A2" office:value-type="string">
            <text:p text:style-name="P4">Содержание</text:p>
          </table:table-cell>
          <table:table-cell table:style-name="Таблица21.B2" office:value-type="string">
            <text:p text:style-name="P4">'fulltext'</text:p>
          </table:table-cell>
        </table:table-row>
        <table:table-row>
          <table:table-cell table:style-name="Таблица21.A2" office:value-type="string">
            <text:p text:style-name="P4">Дата окончания публикации</text:p>
          </table:table-cell>
          <table:table-cell table:style-name="Таблица21.B2" office:value-type="string">
            <text:p text:style-name="P4">'publish_down'</text:p>
          </table:table-cell>
        </table:table-row>
        <table:table-row>
          <table:table-cell table:style-name="Таблица21.A2" office:value-type="string">
            <text:p text:style-name="P4">Изображение малого размера</text:p>
          </table:table-cell>
          <table:table-cell table:style-name="Таблица21.B2" office:value-type="string">
            <text:p text:style-name="P4">'images'</text:p>
          </table:table-cell>
        </table:table-row>
        <table:table-row>
          <table:table-cell table:style-name="Таблица21.A2" office:value-type="string">
            <text:p text:style-name="P4">Изображение большого размера</text:p>
          </table:table-cell>
          <table:table-cell table:style-name="Таблица21.B2" office:value-type="string">
            <text:p text:style-name="P4">'images'</text:p>
          </table:table-cell>
        </table:table-row>
      </table:table>
      <text:p text:style-name="P12"/>
      <text:p text:style-name="P2">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Член класса «Новость»</text:p>
          </table:table-cell>
          <table:table-cell table:style-name="Таблица1.B1" office:value-type="string">
            <text:p text:style-name="P3">Член класса 'content' системы «Joomla»</text:p>
          </table:table-cell>
        </table:table-row>
        <table:table-row>
          <table:table-cell table:style-name="Таблица1.A2" office:value-type="string">
            <text:p text:style-name="P4">Название</text:p>
          </table:table-cell>
          <table:table-cell table:style-name="Таблица1.B2" office:value-type="string">
            <text:p text:style-name="P4">'title'</text:p>
          </table:table-cell>
        </table:table-row>
        <table:table-row>
          <table:table-cell table:style-name="Таблица1.A2" office:value-type="string">
            <text:p text:style-name="P4">Короткое название</text:p>
          </table:table-cell>
          <table:table-cell table:style-name="Таблица1.B2" office:value-type="string">
            <text:p text:style-name="P4">'title_alias'</text:p>
          </table:table-cell>
        </table:table-row>
        <table:table-row>
          <table:table-cell table:style-name="Таблица1.A2" office:value-type="string">
            <text:p text:style-name="P4">Содержание</text:p>
          </table:table-cell>
          <table:table-cell table:style-name="Таблица1.B2" office:value-type="string">
            <text:p text:style-name="P4">'fulltext'</text:p>
          </table:table-cell>
        </table:table-row>
      </table:table>
      <text:p text:style-name="P12"><text:soft-page-break/></text:p>
      <text:p text:style-name="P2">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Член класса «Услуга»</text:p>
          </table:table-cell>
          <table:table-cell table:style-name="Таблица2.B1" office:value-type="string">
            <text:p text:style-name="P3">Член класса 'content' системы «Joomla»</text:p>
          </table:table-cell>
        </table:table-row>
        <table:table-row>
          <table:table-cell table:style-name="Таблица2.A2" office:value-type="string">
            <text:p text:style-name="P4">Название</text:p>
          </table:table-cell>
          <table:table-cell table:style-name="Таблица2.B2" office:value-type="string">
            <text:p text:style-name="P4">'title'</text:p>
          </table:table-cell>
        </table:table-row>
        <table:table-row>
          <table:table-cell table:style-name="Таблица2.A2" office:value-type="string">
            <text:p text:style-name="P4">Короткое название</text:p>
          </table:table-cell>
          <table:table-cell table:style-name="Таблица2.B2" office:value-type="string">
            <text:p text:style-name="P4">'title_alias'</text:p>
          </table:table-cell>
        </table:table-row>
        <table:table-row>
          <table:table-cell table:style-name="Таблица2.A2" office:value-type="string">
            <text:p text:style-name="P4">Полное описание</text:p>
          </table:table-cell>
          <table:table-cell table:style-name="Таблица2.B2" office:value-type="string">
            <text:p text:style-name="P4">'fulltext'</text:p>
          </table:table-cell>
        </table:table-row>
      </table:table>
      <text:p text:style-name="P13"/>
      <text:p text:style-name="P13"><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3" draw:name="Врезка7" text:anchor-type="paragraph" svg:width="16.51cm" draw:z-index="10"><draw:text-box fo:min-height="11.998cm"><text:p text:style-name="Drawing"><draw:frame draw:style-name="fr7" draw:name="Графический объект7" text:anchor-type="paragraph" svg:y="0.002cm" svg:width="13.538cm" style:rel-width="81%" svg:height="11.202cm" style:rel-height="scale" draw:z-index="11"><draw:image xlink:href="../диаграмма_адаптированных_классов_для_joomla.png" xlink:type="simple" xlink:show="embed" xlink:actuate="onLoad"/></draw:frame>Рисунок <text:sequence text:ref-name="refDrawing5" text:name="Drawing" text:formula="ooow:Drawing+1" style:num-format="1">2.7</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485902990" text:style-name="L15">
        <text:list-item>
          <text:p text:style-name="P54">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1575215503" text:style-name="L16">
        <text:list-item>
          <text:p text:style-name="P55"><text:soft-page-break/>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205047172" text:style-name="L17">
        <text:list-item>
          <text:p text:style-name="P56">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6">2.8</text:sequence-ref>.</text:p>
      <text:p text:style-name="P12"><draw:frame draw:style-name="fr3" draw:name="Врезка3" text:anchor-type="paragraph" svg:width="16.999cm" draw:z-index="2"><draw:text-box fo:min-height="7.274cm"><text:p text:style-name="Drawing"><draw:frame draw:style-name="fr7" draw:name="Графический объект3" text:anchor-type="paragraph" svg:y="-0.071cm" svg:width="12.578cm" style:rel-width="73%" svg:height="6.648cm" style:rel-height="scale" draw:z-index="3"><draw:image xlink:href="../Диаграмма_Пользовательского_интерфейса.png" xlink:type="simple" xlink:show="embed" xlink:actuate="onLoad"/></draw:frame>Рисунок <text:sequence text:ref-name="refDrawing6" text:name="Drawing" text:formula="ooow:Drawing+1" style:num-format="1">2.8</text:sequence> Диаграмма шаблона пользовательского интерфейса.</text:p></draw:text-box></draw:frame><text:tab/>Опишем распределение содержимого между страницами проектируемого Интернет приложения.</text:p>
      <text:p text:style-name="Text_20_body"><text:soft-page-break/>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text:soft-page-break/>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4">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text:soft-page-break/>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draw:frame draw:style-name="fr2" draw:name="Врезка8" text:anchor-type="paragraph" svg:x="0cm" svg:y="-0.116cm" svg:width="16.999cm" draw:z-index="12"><draw:text-box fo:min-height="10.779cm"><text:p text:style-name="Drawing"><draw:frame draw:style-name="fr8" draw:name="Графический объект8" text:anchor-type="char" svg:x="0.004cm" svg:y="0.213cm" svg:width="16.999cm" style:rel-width="100%" svg:height="10.779cm" style:rel-height="scale" draw:z-index="13"><draw:image xlink:href="../Диаграмма_последовательности_для_варианта_Главная_страница.png" xlink:type="simple" xlink:show="embed" xlink:actuate="onLoad"/></draw:frame>Рисунок <text:sequence text:ref-name="refDrawing7" text:name="Drawing" text:formula="ooow:Drawing+1" style:num-format="1">2.9</text:sequence> Диаграмма последовательности для варианта использования пользователя "Просмотреть главную страницу"</text:p></draw:text-box></draw:frame><text:soft-page-break/> 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7">2.9</text:sequence-ref>.</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смотреть рисунок <text:sequence-ref text:reference-format="value" text:ref-name="refDrawing8">2.10</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h text:style-name="Heading_20_2" text:outline-level="2"><draw:frame draw:style-name="fr3" draw:name="Врезка9" text:anchor-type="paragraph" svg:width="16.999cm" draw:z-index="14"><draw:text-box fo:min-height="8.296cm"><text:p text:style-name="Drawing"><draw:frame draw:style-name="fr9" draw:name="Графический объект9" text:anchor-type="paragraph" svg:x="0.004cm" svg:y="0.002cm" svg:width="16.999cm" style:rel-width="100%" svg:height="8.296cm" style:rel-height="scale" draw:z-index="15"><draw:image xlink:href="../Диаграмма_последовательности_для_нормативных_документов.png" xlink:type="simple" xlink:show="embed" xlink:actuate="onLoad"/></draw:frame>Рисунок <text:sequence text:ref-name="refDrawing8" text:name="Drawing" text:formula="ooow:Drawing+1" style:num-format="1">2.10</text:sequence> Диаграмма последовательности действий просмотра пользователем нормативных документов.</text:p></draw:text-box></draw:frame><text:soft-page-break/>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компонента «СУБД», компонента «Модель», компонента «Представление», компонента «Контроллер», компонента «Веб-сервер», компонента «PHP препроцессор». 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23].</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9">2.11</text:sequence-ref>. </text:p>
      <text:p text:style-name="Text_20_body"><draw:frame draw:style-name="fr3" draw:name="Врезка10" text:anchor-type="paragraph" svg:width="16.999cm" draw:z-index="18"><draw:text-box fo:min-height="8.033cm"><text:p text:style-name="Drawing"><draw:frame draw:style-name="fr10" draw:name="Графический объект10" text:anchor-type="paragraph" svg:x="0.004cm" svg:y="0.002cm" svg:width="16.999cm" style:rel-width="100%" svg:height="8.033cm" style:rel-height="scale" draw:z-index="19"><draw:image xlink:href="../диаграмма_компонент.png" xlink:type="simple" xlink:show="embed" xlink:actuate="onLoad" draw:filter-name="&lt;Все форматы&gt;"/></draw:frame>Рисунок <text:sequence text:ref-name="refDrawing9" text:name="Drawing" text:formula="ooow:Drawing+1" style:num-format="1">2.11</text:sequence>. Диаграмма компонент.</text:p></draw:text-box></draw:frame><text:soft-page-break/>Представим обозначения для диаграммы компонент [24]:</text:p>
      <text:list xml:id="list1663724375" text:style-name="L19">
        <text:list-item>
          <text:p text:style-name="P59">прямоугольник (может сопровождаться двумя небольшими прямоугольниками на левой стороне): компонента;</text:p>
        </text:list-item>
        <text:list-item>
          <text:p text:style-name="P59">цилиндр: хранилище информации;</text:p>
        </text:list-item>
        <text:list-item>
          <text:p text:style-name="P59">окружность: интерфейс компоненты;</text:p>
        </text:list-item>
        <text:list-item>
          <text:p text:style-name="P59">прямая между интерфейсом компоненты и компонентой: показывает принадлежность интерфейса компоненте;</text:p>
        </text:list-item>
        <text:list-item>
          <text:p text:style-name="P59">пунктирная стрелка: обозначает зависимость компоненты от интерфейса другой компоненты;</text:p>
        </text:list-item>
        <text:list-item>
          <text:p text:style-name="P59">квадрат на стороне компоненты: показывает, что связь интерфейса с компонентами происходит посредствам внешней компоненты (по отношению к связной компоненте;</text:p>
        </text:list-item>
        <text:list-item>
          <text:p text:style-name="P59">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text:soft-page-break/>очень распространённой при разработке интернет приложений [22].</text:p>
      <text:p text:style-name="Text_20_body"/>
      <text:h text:style-name="Heading_20_1" text:outline-level="1" text:is-list-header="true">ЗАКЛЮЧЕНИЕ <text:s/>NOT READY</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х достаточно для разработки Интернет приложения классифицирующего юридические услуги. Сведения включают как решения в области проектирования программного обеспеч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1400538483" text:style-name="L18">
        <text:list-item>
          <text:p text:style-name="P57">MVC для начинающих и для интернета в частности [Электронный ресурс]. - Режим доступа: <text:a xlink:type="simple" xlink:href="http://chtivo.webhost.ru/articles/mvc.php">http://chtivo.webhost.ru/articles/mvc.php</text:a>.</text:p>
        </text:list-item>
        <text:list-item>
          <text:p text:style-name="P57">Стивенс У. Р. Unix. Разработка сетевых приложений / У. Р. Стивенс. СПб. : Питер, 2007. 1038 с.</text:p>
        </text:list-item>
        <text:list-item>
          <text:p text:style-name="P57">Аллен Э. Типичные ошибки проектирования / Э. Аллен. СПб. : Питер, 2003. 223 с.</text:p>
        </text:list-item>
        <text:list-item>
          <text:p text:style-name="P57">Официальный сайт MySQL [Электронный ресурс]. - Режим доступа: <text:a xlink:type="simple" xlink:href="http://dev.mysql.com/">http://dev.mysql.com/</text:a></text:p>
        </text:list-item>
        <text:list-item>
          <text:p text:style-name="P57">Берри Н. Joomla! Практическое руководство / Н. Берри. СПб. : Символ, 2008. 448 с.</text:p>
        </text:list-item>
        <text:list-item>
          <text:p text:style-name="P57">Орлов А. PHP: Полезные приемы / А. Орлов. М. : Горячая Линия - Телеком, 2003. 224 с.</text:p>
        </text:list-item>
        <text:list-item>
          <text:p text:style-name="P57">Учебник PHP [Электронный ресурс]. - Режим доступа: <text:a xlink:type="simple" xlink:href="http://phpclub.ru/manrus/">http://phpclub.ru/manrus/</text:a></text:p>
        </text:list-item>
        <text:list-item>
          <text:p text:style-name="P57">About Drupal [Электронный ресурс]. - Режим доступа: <text:a xlink:type="simple" xlink:href="http://drupal.org/about">http://drupal.org/about</text:a></text:p>
        </text:list-item>
        <text:list-item>
          <text:p text:style-name="P57">Drupal handbook [Электронный ресурс]. - Режим доступа: <text:a xlink:type="simple" xlink:href="http://drupal.org/handbooks">http://drupal.org/handbooks</text:a></text:p>
        </text:list-item>
        <text:list-item>
          <text:p text:style-name="P57">Joomla - система управления сайтом [Электронный ресурс]. - Режим доступа: <text:a xlink:type="simple" xlink:href="http://joomla.ru/">http://joomla.ru/</text:a></text:p>
        </text:list-item>
        <text:list-item>
          <text:p text:style-name="P57">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57">SEO Joomla [Электронный ресурс]. - Режим доступа: <text:a xlink:type="simple" xlink:href="http://www.seo-joomla.net/">http://www.seo-joomla.net/</text:a></text:p>
        </text:list-item>
        <text:list-item>
          <text:p text:style-name="P57">FAQ по Joomla [Электронный ресурс]. - Режим доступа: <text:a xlink:type="simple" xlink:href="http://www.joomla-docs.ru/FAQ_по_Joomla">http://www.joomla-docs.ru/FAQ_по_Joomla</text:a></text:p>
        </text:list-item>
        <text:list-item>
          <text:p text:style-name="P57">PHP FAQ. Сайт с ответами на вопросы [Электронный ресурс]. - Режим доступа: <text:a xlink:type="simple" xlink:href="http://www.phpfaq.ru/">http://www.phpfaq.ru/</text:a></text:p>
        </text:list-item>
        <text:list-item>
          <text:p text:style-name="P57">MySQL 5.1 <text:span text:style-name="T17">Reference</text:span> <text:span text:style-name="T17">Manual</text:span> [Электронный ресурс]. - Режим доступа: <text:soft-page-break/><text:a xlink:type="simple" xlink:href="http://dev.mysql.com/doc/refman/5.1/en/">http://dev.mysql.com/doc/refman/5.1/en/</text:a></text:p>
        </text:list-item>
        <text:list-item>
          <text:p text:style-name="P57">MySQL <text:span text:style-name="T17">Help</text:span> [Электронный ресурс]. - Режим доступа: <text:a xlink:type="simple" xlink:href="http://www.phpfreaks.com/forums/index.php?board=3.0">http://www.phpfreaks.com/forums/index.php?board=3.0</text:a></text:p>
        </text:list-item>
        <text:list-item>
          <text:p text:style-name="P57">FAQ WordPress Россия [Электронный ресурс]. - Режим доступа: <text:a xlink:type="simple" xlink:href="http://mywordpress.ru/faq/">http://mywordpress.ru/faq/</text:a></text:p>
        </text:list-item>
        <text:list-item>
          <text:p text:style-name="P57"><text:s/>WordPress.com - Get a Free Blog Here [Электронный ресурс]. - Режим доступа: <text:a xlink:type="simple" xlink:href="http://wordpress.com/">http://wordpress.com/</text:a></text:p>
        </text:list-item>
        <text:list-item>
          <text:p text:style-name="P57">Браузер - Википедия [Электронный ресурс]. - Режим доступа: <text:a xlink:type="simple" xlink:href="http://ru.wikipedia.org/wiki/Браузер">http://ru.wikipedia.org/wiki/Браузер</text:a>.</text:p>
        </text:list-item>
        <text:list-item>
          <text:p text:style-name="P57">HTML - Википедия [Электронный ресурс]. - Режим доступа: <text:a xlink:type="simple" xlink:href="http://ru.wikipedia.org/wiki/HTML">http://ru.wikipedia.org/wiki/HTML</text:a>.</text:p>
        </text:list-item>
        <text:list-item>
          <text:p text:style-name="P57">Ruby On Rails [Электронный ресурс]. - Режим доступа: <text:a xlink:type="simple" xlink:href="http://rubyonrails.org/">http://rubyonrails.org/</text:a>.</text:p>
        </text:list-item>
        <text:list-item>
          <text:p text:style-name="P57">Установка PHP + Apache: CGI vs module. [Электронный ресурс]. - Режим доступа: <text:a xlink:type="simple" xlink:href="http://phpclub.ru/detail/article/2001-04-20">http://phpclub.ru/detail/article/2001-04-20</text:a>.</text:p>
        </text:list-item>
        <text:list-item>
          <text:p text:style-name="P57">Class: ActiveRecord::Base [Электронный ресурс]. - Режим доступа: <text:a xlink:type="simple" xlink:href="http://api.rubyonrails.org/classes/ActiveRecord/Base.html">http://api.rubyonrails.org/classes/ActiveRecord/Base.html</text:a>.</text:p>
        </text:list-item>
        <text:list-item>
          <text:p text:style-name="P57">Диаграмма компонент — Википедия [Электронный ресурс]. - Режим доступа: <text:a xlink:type="simple" xlink:href="http://ru.wikipedia.org/wiki/Диаграмма_компонентов">http://ru.wikipedia.org/wiki/Диаграмма_компонентов</text:a>.</text:p>
          <text:p text:style-name="P57"/>
          <text:p text:style-name="P57"/>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1" svg:font-family="'Times New Roman'"/>
    <style:font-face style:name="TimesNewRomanPSMT" svg:font-family="TimesNewRomanPSMT" style:font-family-generic="roman"/>
    <style:font-face style:name="Helvetica" svg:font-family="Helvetica" style:font-family-generic="swiss"/>
    <style:font-face style:name="Verdana"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text-indent="1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Обычный1" style:family="paragraph">
      <style:paragraph-properties fo:line-height="150%" fo:orphans="2" fo:widows="2"/>
      <style:text-properties style:use-window-font-color="true" style:font-name="Times New Roman" fo:font-size="10pt" fo:language="en" fo:country="US" style:font-name-asian="Arial1"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Heading" style:display-name="Contents Heading" style:family="paragraph" style:parent-style-name="Title" style:class="index">
      <style:paragraph-properties fo:margin-left="0cm" fo:margin-right="0cm" fo:margin-top="0.42cm" fo:margin-bottom="0.409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fo:font-size="14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120%" fo:text-align="center" style:justify-single-word="false" fo:text-indent="0cm" style:auto-text-indent="false" style:page-number="auto" fo:break-before="page" fo:background-color="transparent" style:shadow="none" text:number-lines="tru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Tahoma" fo:font-size="18pt" style:letter-kerning="true"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_3f__3f_12" style:display-name="WW-?????????12" style:family="paragraph" style:parent-style-name="_3f__3f__3f__3f__3f__3f__3f_">
      <style:paragraph-properties fo:margin-top="0.42cm" fo:margin-bottom="0.21cm"/>
    </style:style>
    <style:style style:name="WW-_3f__3f__3f__3f__3f__3f__3f__3f__3f__20_112" style:display-name="WW-????????? 112" style:family="paragraph" style:parent-style-name="_3f__3f__3f__3f__3f__3f__3f_">
      <style:paragraph-properties fo:margin-top="0.42cm" fo:margin-bottom="0.21cm"/>
    </style:style>
    <style:style style:name="WW-_3f__3f__3f__3f__3f__3f__3f__3f__3f__20_212" style:display-name="WW-????????? 212" style:family="paragraph" style:parent-style-name="_3f__3f__3f__3f__3f__3f__3f_">
      <style:paragraph-properties fo:margin-top="0.42cm" fo:margin-bottom="0.21cm"/>
    </style:style>
    <style:style style:name="WW-_3f__3f__3f__3f__3f_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_3f__3f__3f__3f__3f__3f__3f__3f__3f__20_1123" style:display-name="WW-????????? 1123"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WW-_3f__3f__3f__3f__3f__3f__3f__3f__3f__20_2123" style:display-name="WW-????????? 2123" style:family="paragraph" style:parent-style-name="WW-_3f__3f__3f__3f__3f__3f__3f__3f__3f__20_1123">
      <style:paragraph-properties fo:margin-top="0cm" fo:margin-bottom="0.4cm"/>
      <style:text-properties fo:font-size="28pt" style:font-size-asian="28pt" style:font-size-complex="28pt"/>
    </style:style>
    <style:style style:name="WW-_3f__3f__3f__3f__3f__3f__3f__3f__3f_1234" style:display-name="WW-?????????1234" style:family="paragraph" style:parent-style-name="_3f__3f__3f__3f__3f__3f__3f_">
      <style:paragraph-properties fo:margin-top="0.42cm" fo:margin-bottom="0.21cm"/>
    </style:style>
    <style:style style:name="WW-_3f__3f__3f__3f__3f__3f__3f__3f__3f__20_11234" style:display-name="WW-????????? 11234" style:family="paragraph" style:parent-style-name="_3f__3f__3f__3f__3f__3f__3f_">
      <style:paragraph-properties fo:margin-top="0.42cm" fo:margin-bottom="0.21cm"/>
    </style:style>
    <style:style style:name="WW-_3f__3f__3f__3f__3f__3f__3f__3f__3f__20_21234" style:display-name="WW-????????? 21234" style:family="paragraph" style:parent-style-name="_3f__3f__3f__3f__3f__3f__3f_">
      <style:paragraph-properties fo:margin-top="0.42cm" fo:margin-bottom="0.21cm"/>
    </style:style>
    <style:style style:name="WW-_3f__3f__3f__3f__3f__3f__3f__3f__3f_12345" style:display-name="WW-?????????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_3f__3f__3f__3f__3f__3f__3f__3f__3f__20_112345" style:display-name="WW-????????? 112345"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WW-_3f__3f__3f__3f__3f__3f__3f__3f__3f__20_212345" style:display-name="WW-????????? 212345" style:family="paragraph" style:parent-style-name="WW-_3f__3f__3f__3f__3f__3f__3f__3f__3f__20_112345">
      <style:paragraph-properties fo:margin-top="0cm" fo:margin-bottom="0.4cm"/>
      <style:text-properties fo:font-size="28pt" style:font-size-asian="28pt" style:font-size-complex="2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40</text:page-number></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Sidarau</meta:initial-creator>
    <meta:creation-date>2010-04-14T22:00:27</meta:creation-date>
    <dc:date>2010-04-16T01:19:29</dc:date>
    <dc:creator>Ivan Sidarau</dc:creator>
    <meta:editing-duration>PT24H49M17S</meta:editing-duration>
    <meta:editing-cycles>158</meta:editing-cycles>
    <meta:generator>OpenOffice.org/3.2$Unix OpenOffice.org_project/320m12$Build-9483</meta:generator>
    <meta:document-statistic meta:table-count="3" meta:image-count="11" meta:object-count="0" meta:page-count="38" meta:paragraph-count="314" meta:word-count="5490" meta:character-count="47570"/>
  </office:meta>
</office:document-meta>
</file>